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 &amp; 2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3.228" calcext:value-type="float">
            <text:p>73.228</text:p>
          </table:table-cell>
          <table:table-cell office:value-type="float" office:value="816.531982" calcext:value-type="float">
            <text:p>816.53198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.357" calcext:value-type="float">
            <text:p>40.357</text:p>
          </table:table-cell>
          <table:table-cell office:value-type="float" office:value="1481.601807" calcext:value-type="float">
            <text:p>1481.60180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8.774" calcext:value-type="float">
            <text:p>18.774</text:p>
          </table:table-cell>
          <table:table-cell office:value-type="float" office:value="3184.883301" calcext:value-type="float">
            <text:p>3184.88330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3.258" calcext:value-type="float">
            <text:p>73.258</text:p>
          </table:table-cell>
          <table:table-cell office:value-type="float" office:value="816.19751" calcext:value-type="float">
            <text:p>816.19751</text:p>
          </table:table-cell>
          <table:table-cell table:style-name="Default"/>
          <table:table-cell/>
          <table:table-cell office:value-type="float" office:value="40.388" calcext:value-type="float">
            <text:p>40.388</text:p>
          </table:table-cell>
          <table:table-cell office:value-type="float" office:value="1480.464478" calcext:value-type="float">
            <text:p>1480.464478</text:p>
          </table:table-cell>
          <table:table-cell table:style-name="Default"/>
          <table:table-cell/>
          <table:table-cell office:value-type="float" office:value="18.811" calcext:value-type="float">
            <text:p>18.811</text:p>
          </table:table-cell>
          <table:table-cell office:value-type="float" office:value="3178.618652" calcext:value-type="float">
            <text:p>3178.618652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73.265" calcext:value-type="float">
            <text:p>73.265</text:p>
          </table:table-cell>
          <table:table-cell office:value-type="float" office:value="816.119568" calcext:value-type="float">
            <text:p>816.119568</text:p>
          </table:table-cell>
          <table:table-cell table:style-name="Default"/>
          <table:table-cell/>
          <table:table-cell office:value-type="float" office:value="40.395" calcext:value-type="float">
            <text:p>40.395</text:p>
          </table:table-cell>
          <table:table-cell office:value-type="float" office:value="1480.207886" calcext:value-type="float">
            <text:p>1480.207886</text:p>
          </table:table-cell>
          <table:table-cell table:style-name="Default"/>
          <table:table-cell/>
          <table:table-cell office:value-type="float" office:value="18.822" calcext:value-type="float">
            <text:p>18.822</text:p>
          </table:table-cell>
          <table:table-cell office:value-type="float" office:value="3176.76123" calcext:value-type="float">
            <text:p>3176.76123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73.272" calcext:value-type="float">
            <text:p>73.272</text:p>
          </table:table-cell>
          <table:table-cell office:value-type="float" office:value="816.041565" calcext:value-type="float">
            <text:p>816.041565</text:p>
          </table:table-cell>
          <table:table-cell table:style-name="Default"/>
          <table:table-cell/>
          <table:table-cell office:value-type="float" office:value="40.402" calcext:value-type="float">
            <text:p>40.402</text:p>
          </table:table-cell>
          <table:table-cell office:value-type="float" office:value="1479.951416" calcext:value-type="float">
            <text:p>1479.951416</text:p>
          </table:table-cell>
          <table:table-cell table:style-name="Default"/>
          <table:table-cell/>
          <table:table-cell office:value-type="float" office:value="18.831" calcext:value-type="float">
            <text:p>18.831</text:p>
          </table:table-cell>
          <table:table-cell office:value-type="float" office:value="3175.243164" calcext:value-type="float">
            <text:p>3175.24316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73.278" calcext:value-type="float">
            <text:p>73.278</text:p>
          </table:table-cell>
          <table:table-cell office:value-type="float" office:value="815.974792" calcext:value-type="float">
            <text:p>815.974792</text:p>
          </table:table-cell>
          <table:table-cell table:style-name="Default"/>
          <table:table-cell/>
          <table:table-cell office:value-type="float" office:value="40.408" calcext:value-type="float">
            <text:p>40.408</text:p>
          </table:table-cell>
          <table:table-cell office:value-type="float" office:value="1479.731689" calcext:value-type="float">
            <text:p>1479.731689</text:p>
          </table:table-cell>
          <table:table-cell table:style-name="Default"/>
          <table:table-cell/>
          <table:table-cell office:value-type="float" office:value="18.84" calcext:value-type="float">
            <text:p>18.84</text:p>
          </table:table-cell>
          <table:table-cell office:value-type="float" office:value="3173.726074" calcext:value-type="float">
            <text:p>3173.72607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3:.B7])" office:value-type="float" office:value="366.301" calcext:value-type="float">
            <text:p>366.301</text:p>
          </table:table-cell>
          <table:table-cell table:formula="of:=SUM([.C3:.C7])" office:value-type="float" office:value="4080.865417" calcext:value-type="float">
            <text:p>4080.865417</text:p>
          </table:table-cell>
          <table:table-cell/>
          <table:table-cell office:value-type="string" calcext:value-type="string">
            <text:p>Sum </text:p>
          </table:table-cell>
          <table:table-cell table:formula="of:=SUM([.F3:.F7])" office:value-type="float" office:value="201.95" calcext:value-type="float">
            <text:p>201.95</text:p>
          </table:table-cell>
          <table:table-cell table:formula="of:=SUM([.G3:.G7])" office:value-type="float" office:value="7401.957276" calcext:value-type="float">
            <text:p>7401.957276</text:p>
          </table:table-cell>
          <table:table-cell/>
          <table:table-cell office:value-type="string" calcext:value-type="string">
            <text:p>Sum </text:p>
          </table:table-cell>
          <table:table-cell table:formula="of:=SUM([.J3:.J7])" office:value-type="float" office:value="94.078" calcext:value-type="float">
            <text:p>94.078</text:p>
          </table:table-cell>
          <table:table-cell table:formula="of:=SUM([.K3:.K7])" office:value-type="float" office:value="15889.232421" calcext:value-type="float">
            <text:p>15889.232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</text:p>
          </table:table-cell>
          <table:table-cell table:formula="of:=[.B8]/5" office:value-type="float" office:value="73.2602" calcext:value-type="float">
            <text:p>73.2602</text:p>
          </table:table-cell>
          <table:table-cell table:formula="of:=[.C8]/5" office:value-type="float" office:value="816.1730834" calcext:value-type="float">
            <text:p>816.1730834</text:p>
          </table:table-cell>
          <table:table-cell/>
          <table:table-cell office:value-type="string" calcext:value-type="string">
            <text:p>Avg</text:p>
          </table:table-cell>
          <table:table-cell table:formula="of:=[.F8]/5" office:value-type="float" office:value="40.39" calcext:value-type="float">
            <text:p>40.39</text:p>
          </table:table-cell>
          <table:table-cell table:formula="of:=[.G8]/5" office:value-type="float" office:value="1480.3914552" calcext:value-type="float">
            <text:p>1480.3914552</text:p>
          </table:table-cell>
          <table:table-cell/>
          <table:table-cell office:value-type="string" calcext:value-type="string">
            <text:p>Avg</text:p>
          </table:table-cell>
          <table:table-cell table:formula="of:=[.J8]/5" office:value-type="float" office:value="18.8156" calcext:value-type="float">
            <text:p>18.8156</text:p>
          </table:table-cell>
          <table:table-cell table:formula="of:=[.K8]/5" office:value-type="float" office:value="3177.8464842" calcext:value-type="float">
            <text:p>3177.846484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.927" calcext:value-type="float">
            <text:p>18.927</text:p>
          </table:table-cell>
          <table:table-cell office:value-type="float" office:value="3159.137695" calcext:value-type="float">
            <text:p>3159.137695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.743" calcext:value-type="float">
            <text:p>10.743</text:p>
          </table:table-cell>
          <table:table-cell office:value-type="float" office:value="5565.763672" calcext:value-type="float">
            <text:p>5565.76367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.053" calcext:value-type="float">
            <text:p>9.053</text:p>
          </table:table-cell>
          <table:table-cell office:value-type="float" office:value="6604.771484" calcext:value-type="float">
            <text:p>6604.77148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8.956" calcext:value-type="float">
            <text:p>18.956</text:p>
          </table:table-cell>
          <table:table-cell office:value-type="float" office:value="3154.304932" calcext:value-type="float">
            <text:p>3154.304932</text:p>
          </table:table-cell>
          <table:table-cell table:style-name="Default"/>
          <table:table-cell/>
          <table:table-cell office:value-type="float" office:value="10.779" calcext:value-type="float">
            <text:p>10.779</text:p>
          </table:table-cell>
          <table:table-cell office:value-type="float" office:value="5547.174805" calcext:value-type="float">
            <text:p>5547.174805</text:p>
          </table:table-cell>
          <table:table-cell table:style-name="Default"/>
          <table:table-cell/>
          <table:table-cell office:value-type="float" office:value="9.089" calcext:value-type="float">
            <text:p>9.089</text:p>
          </table:table-cell>
          <table:table-cell office:value-type="float" office:value="6578.611816" calcext:value-type="float">
            <text:p>6578.611816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18.964" calcext:value-type="float">
            <text:p>18.964</text:p>
          </table:table-cell>
          <table:table-cell office:value-type="float" office:value="3152.973877" calcext:value-type="float">
            <text:p>3152.973877</text:p>
          </table:table-cell>
          <table:table-cell table:style-name="Default"/>
          <table:table-cell/>
          <table:table-cell office:value-type="float" office:value="10.787" calcext:value-type="float">
            <text:p>10.787</text:p>
          </table:table-cell>
          <table:table-cell office:value-type="float" office:value="5543.061035" calcext:value-type="float">
            <text:p>5543.061035</text:p>
          </table:table-cell>
          <table:table-cell table:style-name="Default"/>
          <table:table-cell/>
          <table:table-cell office:value-type="float" office:value="9.1" calcext:value-type="float">
            <text:p>9.1</text:p>
          </table:table-cell>
          <table:table-cell office:value-type="float" office:value="6570.65918" calcext:value-type="float">
            <text:p>6570.65918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18.97" calcext:value-type="float">
            <text:p>18.97</text:p>
          </table:table-cell>
          <table:table-cell office:value-type="float" office:value="3151.976807" calcext:value-type="float">
            <text:p>3151.976807</text:p>
          </table:table-cell>
          <table:table-cell table:style-name="Default"/>
          <table:table-cell/>
          <table:table-cell office:value-type="float" office:value="10.793" calcext:value-type="float">
            <text:p>10.793</text:p>
          </table:table-cell>
          <table:table-cell office:value-type="float" office:value="5539.979492" calcext:value-type="float">
            <text:p>5539.979492</text:p>
          </table:table-cell>
          <table:table-cell table:style-name="Default"/>
          <table:table-cell/>
          <table:table-cell office:value-type="float" office:value="9.11" calcext:value-type="float">
            <text:p>9.11</text:p>
          </table:table-cell>
          <table:table-cell office:value-type="float" office:value="6563.446777" calcext:value-type="float">
            <text:p>6563.446777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18.977" calcext:value-type="float">
            <text:p>18.977</text:p>
          </table:table-cell>
          <table:table-cell office:value-type="float" office:value="3150.814209" calcext:value-type="float">
            <text:p>3150.814209</text:p>
          </table:table-cell>
          <table:table-cell table:style-name="Default"/>
          <table:table-cell/>
          <table:table-cell office:value-type="float" office:value="10.8" calcext:value-type="float">
            <text:p>10.8</text:p>
          </table:table-cell>
          <table:table-cell office:value-type="float" office:value="5536.388672" calcext:value-type="float">
            <text:p>5536.388672</text:p>
          </table:table-cell>
          <table:table-cell table:style-name="Default"/>
          <table:table-cell/>
          <table:table-cell office:value-type="float" office:value="9.12" calcext:value-type="float">
            <text:p>9.12</text:p>
          </table:table-cell>
          <table:table-cell office:value-type="float" office:value="6556.25" calcext:value-type="float">
            <text:p>6556.2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13:.B17])" office:value-type="float" office:value="94.794" calcext:value-type="float">
            <text:p>94.794</text:p>
          </table:table-cell>
          <table:table-cell table:formula="of:=SUM([.C13:.C17])" office:value-type="float" office:value="15769.20752" calcext:value-type="float">
            <text:p>15769.20752</text:p>
          </table:table-cell>
          <table:table-cell/>
          <table:table-cell office:value-type="string" calcext:value-type="string">
            <text:p>Sum </text:p>
          </table:table-cell>
          <table:table-cell table:formula="of:=SUM([.F13:.F17])" office:value-type="float" office:value="53.902" calcext:value-type="float">
            <text:p>53.902</text:p>
          </table:table-cell>
          <table:table-cell table:formula="of:=SUM([.G13:.G17])" office:value-type="float" office:value="27732.367676" calcext:value-type="float">
            <text:p>27732.367676</text:p>
          </table:table-cell>
          <table:table-cell/>
          <table:table-cell office:value-type="string" calcext:value-type="string">
            <text:p>Sum </text:p>
          </table:table-cell>
          <table:table-cell table:formula="of:=SUM([.J13:.J17])" office:value-type="float" office:value="45.472" calcext:value-type="float">
            <text:p>45.472</text:p>
          </table:table-cell>
          <table:table-cell table:formula="of:=SUM([.K13:.K17])" office:value-type="float" office:value="32873.739257" calcext:value-type="float">
            <text:p>32873.7392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</text:p>
          </table:table-cell>
          <table:table-cell table:formula="of:=[.B18]/5" office:value-type="float" office:value="18.9588" calcext:value-type="float">
            <text:p>18.9588</text:p>
          </table:table-cell>
          <table:table-cell table:formula="of:=[.C18]/5" office:value-type="float" office:value="3153.841504" calcext:value-type="float">
            <text:p>3153.841504</text:p>
          </table:table-cell>
          <table:table-cell/>
          <table:table-cell office:value-type="string" calcext:value-type="string">
            <text:p>Avg</text:p>
          </table:table-cell>
          <table:table-cell table:formula="of:=[.F18]/5" office:value-type="float" office:value="10.7804" calcext:value-type="float">
            <text:p>10.7804</text:p>
          </table:table-cell>
          <table:table-cell table:formula="of:=[.G18]/5" office:value-type="float" office:value="5546.4735352" calcext:value-type="float">
            <text:p>5546.4735352</text:p>
          </table:table-cell>
          <table:table-cell/>
          <table:table-cell office:value-type="string" calcext:value-type="string">
            <text:p>Avg</text:p>
          </table:table-cell>
          <table:table-cell table:formula="of:=[.J18]/5" office:value-type="float" office:value="9.0944" calcext:value-type="float">
            <text:p>9.0944</text:p>
          </table:table-cell>
          <table:table-cell table:formula="of:=[.K18]/5" office:value-type="float" office:value="6574.7478514" calcext:value-type="float">
            <text:p>6574.74785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.19" calcext:value-type="float">
            <text:p>8.19</text:p>
          </table:table-cell>
          <table:table-cell office:value-type="float" office:value="7300.73291" calcext:value-type="float">
            <text:p>7300.7329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6.888" calcext:value-type="float">
            <text:p>6.888</text:p>
          </table:table-cell>
          <table:table-cell office:value-type="float" office:value="8680.749023" calcext:value-type="float">
            <text:p>8680.749023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6.94" calcext:value-type="float">
            <text:p>6.94</text:p>
          </table:table-cell>
          <table:table-cell office:value-type="float" office:value="8615.706055" calcext:value-type="float">
            <text:p>8615.7060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.219" calcext:value-type="float">
            <text:p>8.219</text:p>
          </table:table-cell>
          <table:table-cell office:value-type="float" office:value="7274.972656" calcext:value-type="float">
            <text:p>7274.972656</text:p>
          </table:table-cell>
          <table:table-cell table:style-name="Default"/>
          <table:table-cell/>
          <table:table-cell office:value-type="float" office:value="6.917" calcext:value-type="float">
            <text:p>6.917</text:p>
          </table:table-cell>
          <table:table-cell office:value-type="float" office:value="8644.354492" calcext:value-type="float">
            <text:p>8644.354492</text:p>
          </table:table-cell>
          <table:table-cell table:style-name="Default"/>
          <table:table-cell/>
          <table:table-cell office:value-type="float" office:value="6.969" calcext:value-type="float">
            <text:p>6.969</text:p>
          </table:table-cell>
          <table:table-cell office:value-type="float" office:value="8579.853516" calcext:value-type="float">
            <text:p>8579.853516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8.226" calcext:value-type="float">
            <text:p>8.226</text:p>
          </table:table-cell>
          <table:table-cell office:value-type="float" office:value="7268.782227" calcext:value-type="float">
            <text:p>7268.782227</text:p>
          </table:table-cell>
          <table:table-cell table:style-name="Default"/>
          <table:table-cell/>
          <table:table-cell office:value-type="float" office:value="6.924" calcext:value-type="float">
            <text:p>6.924</text:p>
          </table:table-cell>
          <table:table-cell office:value-type="float" office:value="8635.615234" calcext:value-type="float">
            <text:p>8635.615234</text:p>
          </table:table-cell>
          <table:table-cell table:style-name="Default"/>
          <table:table-cell/>
          <table:table-cell office:value-type="float" office:value="6.976" calcext:value-type="float">
            <text:p>6.976</text:p>
          </table:table-cell>
          <table:table-cell office:value-type="float" office:value="8571.244141" calcext:value-type="float">
            <text:p>8571.244141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8.233" calcext:value-type="float">
            <text:p>8.233</text:p>
          </table:table-cell>
          <table:table-cell office:value-type="float" office:value="7262.602051" calcext:value-type="float">
            <text:p>7262.602051</text:p>
          </table:table-cell>
          <table:table-cell table:style-name="Default"/>
          <table:table-cell/>
          <table:table-cell office:value-type="float" office:value="6.93" calcext:value-type="float">
            <text:p>6.93</text:p>
          </table:table-cell>
          <table:table-cell office:value-type="float" office:value="8628.138672" calcext:value-type="float">
            <text:p>8628.138672</text:p>
          </table:table-cell>
          <table:table-cell table:style-name="Default"/>
          <table:table-cell/>
          <table:table-cell office:value-type="float" office:value="6.982" calcext:value-type="float">
            <text:p>6.982</text:p>
          </table:table-cell>
          <table:table-cell office:value-type="float" office:value="8563.878906" calcext:value-type="float">
            <text:p>8563.878906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8.239" calcext:value-type="float">
            <text:p>8.239</text:p>
          </table:table-cell>
          <table:table-cell office:value-type="float" office:value="7257.3125" calcext:value-type="float">
            <text:p>7257.3125</text:p>
          </table:table-cell>
          <table:table-cell table:style-name="Default"/>
          <table:table-cell/>
          <table:table-cell office:value-type="float" office:value="6.936" calcext:value-type="float">
            <text:p>6.936</text:p>
          </table:table-cell>
          <table:table-cell office:value-type="float" office:value="8620.674805" calcext:value-type="float">
            <text:p>8620.674805</text:p>
          </table:table-cell>
          <table:table-cell table:style-name="Default"/>
          <table:table-cell/>
          <table:table-cell office:value-type="float" office:value="6.988" calcext:value-type="float">
            <text:p>6.988</text:p>
          </table:table-cell>
          <table:table-cell office:value-type="float" office:value="8556.525391" calcext:value-type="float">
            <text:p>8556.52539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23:.B27])" office:value-type="float" office:value="41.107" calcext:value-type="float">
            <text:p>41.107</text:p>
          </table:table-cell>
          <table:table-cell table:formula="of:=SUM([.C23:.C27])" office:value-type="float" office:value="36364.402344" calcext:value-type="float">
            <text:p>36364.402344</text:p>
          </table:table-cell>
          <table:table-cell/>
          <table:table-cell office:value-type="string" calcext:value-type="string">
            <text:p>Sum </text:p>
          </table:table-cell>
          <table:table-cell table:formula="of:=SUM([.F23:.F27])" office:value-type="float" office:value="34.595" calcext:value-type="float">
            <text:p>34.595</text:p>
          </table:table-cell>
          <table:table-cell table:formula="of:=SUM([.G23:.G27])" office:value-type="float" office:value="43209.532226" calcext:value-type="float">
            <text:p>43209.532226</text:p>
          </table:table-cell>
          <table:table-cell/>
          <table:table-cell office:value-type="string" calcext:value-type="string">
            <text:p>Sum </text:p>
          </table:table-cell>
          <table:table-cell table:formula="of:=SUM([.J23:.J27])" office:value-type="float" office:value="34.855" calcext:value-type="float">
            <text:p>34.855</text:p>
          </table:table-cell>
          <table:table-cell table:formula="of:=SUM([.K23:.K27])" office:value-type="float" office:value="42887.208009" calcext:value-type="float">
            <text:p>42887.208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</text:p>
          </table:table-cell>
          <table:table-cell table:formula="of:=[.B28]/5" office:value-type="float" office:value="8.2214" calcext:value-type="float">
            <text:p>8.2214</text:p>
          </table:table-cell>
          <table:table-cell table:formula="of:=[.C28]/5" office:value-type="float" office:value="7272.8804688" calcext:value-type="float">
            <text:p>7272.8804688</text:p>
          </table:table-cell>
          <table:table-cell/>
          <table:table-cell office:value-type="string" calcext:value-type="string">
            <text:p>Avg</text:p>
          </table:table-cell>
          <table:table-cell table:formula="of:=[.F28]/5" office:value-type="float" office:value="6.919" calcext:value-type="float">
            <text:p>6.919</text:p>
          </table:table-cell>
          <table:table-cell table:formula="of:=[.G28]/5" office:value-type="float" office:value="8641.9064452" calcext:value-type="float">
            <text:p>8641.9064452</text:p>
          </table:table-cell>
          <table:table-cell/>
          <table:table-cell office:value-type="string" calcext:value-type="string">
            <text:p>Avg</text:p>
          </table:table-cell>
          <table:table-cell table:formula="of:=[.J28]/5" office:value-type="float" office:value="6.971" calcext:value-type="float">
            <text:p>6.971</text:p>
          </table:table-cell>
          <table:table-cell table:formula="of:=[.K28]/5" office:value-type="float" office:value="8577.4416018" calcext:value-type="float">
            <text:p>8577.441601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885" calcext:value-type="float">
            <text:p>6.885</text:p>
          </table:table-cell>
          <table:table-cell office:value-type="float" office:value="8684.53125" calcext:value-type="float">
            <text:p>8684.531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923" calcext:value-type="float">
            <text:p>6.923</text:p>
          </table:table-cell>
          <table:table-cell office:value-type="float" office:value="8636.863281" calcext:value-type="float">
            <text:p>8636.863281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6.934" calcext:value-type="float">
            <text:p>6.934</text:p>
          </table:table-cell>
          <table:table-cell office:value-type="float" office:value="8623.161133" calcext:value-type="float">
            <text:p>8623.16113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6.945" calcext:value-type="float">
            <text:p>6.945</text:p>
          </table:table-cell>
          <table:table-cell office:value-type="float" office:value="8609.50293" calcext:value-type="float">
            <text:p>8609.5029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float" office:value="6.955" calcext:value-type="float">
            <text:p>6.955</text:p>
          </table:table-cell>
          <table:table-cell office:value-type="float" office:value="8597.124023" calcext:value-type="float">
            <text:p>8597.12402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33:.B37])" office:value-type="float" office:value="34.642" calcext:value-type="float">
            <text:p>34.642</text:p>
          </table:table-cell>
          <table:table-cell table:formula="of:=SUM([.C33:.C37])" office:value-type="float" office:value="43151.182617" calcext:value-type="float">
            <text:p>43151.1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g</text:p>
          </table:table-cell>
          <table:table-cell table:formula="of:=[.B38]/5" office:value-type="float" office:value="6.9284" calcext:value-type="float">
            <text:p>6.9284</text:p>
          </table:table-cell>
          <table:table-cell table:formula="of:=[.C38]/5" office:value-type="float" office:value="8630.2365234" calcext:value-type="float">
            <text:p>8630.2365234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.656" calcext:value-type="float">
            <text:p>99.656</text:p>
          </table:table-cell>
          <table:table-cell office:value-type="float" office:value="599.994019" calcext:value-type="float">
            <text:p>599.99401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.655" calcext:value-type="float">
            <text:p>59.655</text:p>
          </table:table-cell>
          <table:table-cell office:value-type="float" office:value="1002.313293" calcext:value-type="float">
            <text:p>1002.313293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6.759" calcext:value-type="float">
            <text:p>26.759</text:p>
          </table:table-cell>
          <table:table-cell office:value-type="float" office:value="2234.500488" calcext:value-type="float">
            <text:p>2234.500488</text:p>
          </table:table-cell>
        </table:table-row>
        <table:table-row table:style-name="ro1">
          <table:table-cell/>
          <table:table-cell office:value-type="float" office:value="99.686" calcext:value-type="float">
            <text:p>99.686</text:p>
          </table:table-cell>
          <table:table-cell table:style-name="Default" office:value-type="float" office:value="599.813416" calcext:value-type="float">
            <text:p>599.813416</text:p>
          </table:table-cell>
          <table:table-cell table:style-name="Default"/>
          <table:table-cell/>
          <table:table-cell office:value-type="float" office:value="59.684" calcext:value-type="float">
            <text:p>59.684</text:p>
          </table:table-cell>
          <table:table-cell office:value-type="float" office:value="1001.826294" calcext:value-type="float">
            <text:p>1001.826294</text:p>
          </table:table-cell>
          <table:table-cell table:style-name="Default"/>
          <table:table-cell/>
          <table:table-cell office:value-type="float" office:value="26.788" calcext:value-type="float">
            <text:p>26.788</text:p>
          </table:table-cell>
          <table:table-cell table:style-name="Default" office:value-type="float" office:value="2232.081543" calcext:value-type="float">
            <text:p>2232.081543</text:p>
          </table:table-cell>
        </table:table-row>
        <table:table-row table:style-name="ro1">
          <table:table-cell/>
          <table:table-cell office:value-type="float" office:value="99.693" calcext:value-type="float">
            <text:p>99.693</text:p>
          </table:table-cell>
          <table:table-cell table:style-name="Default" office:value-type="float" office:value="599.771301" calcext:value-type="float">
            <text:p>599.771301</text:p>
          </table:table-cell>
          <table:table-cell table:style-name="Default"/>
          <table:table-cell/>
          <table:table-cell office:value-type="float" office:value="59.692" calcext:value-type="float">
            <text:p>59.692</text:p>
          </table:table-cell>
          <table:table-cell office:value-type="float" office:value="1001.692017" calcext:value-type="float">
            <text:p>1001.692017</text:p>
          </table:table-cell>
          <table:table-cell table:style-name="Default"/>
          <table:table-cell/>
          <table:table-cell office:value-type="float" office:value="26.795" calcext:value-type="float">
            <text:p>26.795</text:p>
          </table:table-cell>
          <table:table-cell table:style-name="Default" office:value-type="float" office:value="2231.498291" calcext:value-type="float">
            <text:p>2231.498291</text:p>
          </table:table-cell>
        </table:table-row>
        <table:table-row table:style-name="ro1">
          <table:table-cell/>
          <table:table-cell office:value-type="float" office:value="99.7" calcext:value-type="float">
            <text:p>99.7</text:p>
          </table:table-cell>
          <table:table-cell table:style-name="Default" office:value-type="float" office:value="599.729187" calcext:value-type="float">
            <text:p>599.729187</text:p>
          </table:table-cell>
          <table:table-cell table:style-name="Default"/>
          <table:table-cell/>
          <table:table-cell office:value-type="float" office:value="59.698" calcext:value-type="float">
            <text:p>59.698</text:p>
          </table:table-cell>
          <table:table-cell office:value-type="float" office:value="1001.591309" calcext:value-type="float">
            <text:p>1001.591309</text:p>
          </table:table-cell>
          <table:table-cell table:style-name="Default"/>
          <table:table-cell/>
          <table:table-cell office:value-type="float" office:value="26.802" calcext:value-type="float">
            <text:p>26.802</text:p>
          </table:table-cell>
          <table:table-cell table:style-name="Default" office:value-type="float" office:value="2230.915527" calcext:value-type="float">
            <text:p>2230.915527</text:p>
          </table:table-cell>
        </table:table-row>
        <table:table-row table:style-name="ro1">
          <table:table-cell/>
          <table:table-cell office:value-type="float" office:value="99.707" calcext:value-type="float">
            <text:p>99.707</text:p>
          </table:table-cell>
          <table:table-cell table:style-name="Default" office:value-type="float" office:value="599.687073" calcext:value-type="float">
            <text:p>599.687073</text:p>
          </table:table-cell>
          <table:table-cell table:style-name="Default"/>
          <table:table-cell/>
          <table:table-cell office:value-type="float" office:value="59.705" calcext:value-type="float">
            <text:p>59.705</text:p>
          </table:table-cell>
          <table:table-cell office:value-type="float" office:value="1001.473877" calcext:value-type="float">
            <text:p>1001.473877</text:p>
          </table:table-cell>
          <table:table-cell table:style-name="Default"/>
          <table:table-cell/>
          <table:table-cell office:value-type="float" office:value="26.809" calcext:value-type="float">
            <text:p>26.809</text:p>
          </table:table-cell>
          <table:table-cell table:style-name="Default" office:value-type="float" office:value="2230.333008" calcext:value-type="float">
            <text:p>2230.333008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3:.B7])" office:value-type="float" office:value="498.442" calcext:value-type="float">
            <text:p>498.442</text:p>
          </table:table-cell>
          <table:table-cell table:formula="of:=SUM([.C3:.C7])" office:value-type="float" office:value="2998.994996" calcext:value-type="float">
            <text:p>2998.994996</text:p>
          </table:table-cell>
          <table:table-cell/>
          <table:table-cell office:value-type="string" calcext:value-type="string">
            <text:p>Sum </text:p>
          </table:table-cell>
          <table:table-cell table:formula="of:=SUM([.F3:.F7])" office:value-type="float" office:value="298.434" calcext:value-type="float">
            <text:p>298.434</text:p>
          </table:table-cell>
          <table:table-cell table:formula="of:=SUM([.G3:.G7])" office:value-type="float" office:value="5008.89679" calcext:value-type="float">
            <text:p>5008.89679</text:p>
          </table:table-cell>
          <table:table-cell/>
          <table:table-cell office:value-type="string" calcext:value-type="string">
            <text:p>Sum </text:p>
          </table:table-cell>
          <table:table-cell table:formula="of:=SUM([.J3:.J7])" office:value-type="float" office:value="133.953" calcext:value-type="float">
            <text:p>133.953</text:p>
          </table:table-cell>
          <table:table-cell table:formula="of:=SUM([.K3:.K7])" office:value-type="float" office:value="11159.328857" calcext:value-type="float">
            <text:p>11159.32885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8]/5" office:value-type="float" office:value="99.6884" calcext:value-type="float">
            <text:p>99.6884</text:p>
          </table:table-cell>
          <table:table-cell table:formula="of:=[.C8]/5" office:value-type="float" office:value="599.7989992" calcext:value-type="float">
            <text:p>599.7989992</text:p>
          </table:table-cell>
          <table:table-cell/>
          <table:table-cell office:value-type="string" calcext:value-type="string">
            <text:p>Avg</text:p>
          </table:table-cell>
          <table:table-cell table:formula="of:=[.F8]/5" office:value-type="float" office:value="59.6868" calcext:value-type="float">
            <text:p>59.6868</text:p>
          </table:table-cell>
          <table:table-cell table:formula="of:=[.G8]/5" office:value-type="float" office:value="1001.779358" calcext:value-type="float">
            <text:p>1001.779358</text:p>
          </table:table-cell>
          <table:table-cell/>
          <table:table-cell office:value-type="string" calcext:value-type="string">
            <text:p>Avg</text:p>
          </table:table-cell>
          <table:table-cell table:formula="of:=[.J8]/5" office:value-type="float" office:value="26.7906" calcext:value-type="float">
            <text:p>26.7906</text:p>
          </table:table-cell>
          <table:table-cell table:formula="of:=[.K8]/5" office:value-type="float" office:value="2231.8657714" calcext:value-type="float">
            <text:p>2231.865771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.335" calcext:value-type="float">
            <text:p>15.335</text:p>
          </table:table-cell>
          <table:table-cell office:value-type="float" office:value="3899.119629" calcext:value-type="float">
            <text:p>3899.11962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1.841" calcext:value-type="float">
            <text:p>11.841</text:p>
          </table:table-cell>
          <table:table-cell office:value-type="float" office:value="5049.658203" calcext:value-type="float">
            <text:p>5049.65820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.771" calcext:value-type="float">
            <text:p>10.771</text:p>
          </table:table-cell>
          <table:table-cell office:value-type="float" office:value="5551.29541" calcext:value-type="float">
            <text:p>5551.29541</text:p>
          </table:table-cell>
        </table:table-row>
        <table:table-row table:style-name="ro1">
          <table:table-cell/>
          <table:table-cell office:value-type="float" office:value="15.364" calcext:value-type="float">
            <text:p>15.364</text:p>
          </table:table-cell>
          <table:table-cell office:value-type="float" office:value="3891.759766" calcext:value-type="float">
            <text:p>3891.759766</text:p>
          </table:table-cell>
          <table:table-cell table:style-name="Default"/>
          <table:table-cell/>
          <table:table-cell office:value-type="float" office:value="11.873" calcext:value-type="float">
            <text:p>11.873</text:p>
          </table:table-cell>
          <table:table-cell office:value-type="float" office:value="5036.04834" calcext:value-type="float">
            <text:p>5036.04834</text:p>
          </table:table-cell>
          <table:table-cell table:style-name="Default"/>
          <table:table-cell/>
          <table:table-cell office:value-type="float" office:value="10.807" calcext:value-type="float">
            <text:p>10.807</text:p>
          </table:table-cell>
          <table:table-cell table:style-name="Default" office:value-type="float" office:value="5532.802734" calcext:value-type="float">
            <text:p>5532.802734</text:p>
          </table:table-cell>
        </table:table-row>
        <table:table-row table:style-name="ro1">
          <table:table-cell/>
          <table:table-cell office:value-type="float" office:value="15.372" calcext:value-type="float">
            <text:p>15.372</text:p>
          </table:table-cell>
          <table:table-cell office:value-type="float" office:value="3889.734619" calcext:value-type="float">
            <text:p>3889.734619</text:p>
          </table:table-cell>
          <table:table-cell table:style-name="Default"/>
          <table:table-cell/>
          <table:table-cell office:value-type="float" office:value="11.881" calcext:value-type="float">
            <text:p>11.881</text:p>
          </table:table-cell>
          <table:table-cell office:value-type="float" office:value="5032.657227" calcext:value-type="float">
            <text:p>5032.657227</text:p>
          </table:table-cell>
          <table:table-cell table:style-name="Default"/>
          <table:table-cell/>
          <table:table-cell office:value-type="float" office:value="10.815" calcext:value-type="float">
            <text:p>10.815</text:p>
          </table:table-cell>
          <table:table-cell table:style-name="Default" office:value-type="float" office:value="5528.710449" calcext:value-type="float">
            <text:p>5528.710449</text:p>
          </table:table-cell>
        </table:table-row>
        <table:table-row table:style-name="ro1">
          <table:table-cell/>
          <table:table-cell office:value-type="float" office:value="15.378" calcext:value-type="float">
            <text:p>15.378</text:p>
          </table:table-cell>
          <table:table-cell office:value-type="float" office:value="3888.216797" calcext:value-type="float">
            <text:p>3888.216797</text:p>
          </table:table-cell>
          <table:table-cell table:style-name="Default"/>
          <table:table-cell/>
          <table:table-cell office:value-type="float" office:value="11.888" calcext:value-type="float">
            <text:p>11.888</text:p>
          </table:table-cell>
          <table:table-cell office:value-type="float" office:value="5029.693848" calcext:value-type="float">
            <text:p>5029.693848</text:p>
          </table:table-cell>
          <table:table-cell table:style-name="Default"/>
          <table:table-cell/>
          <table:table-cell office:value-type="float" office:value="10.821" calcext:value-type="float">
            <text:p>10.821</text:p>
          </table:table-cell>
          <table:table-cell table:style-name="Default" office:value-type="float" office:value="5525.644531" calcext:value-type="float">
            <text:p>5525.644531</text:p>
          </table:table-cell>
        </table:table-row>
        <table:table-row table:style-name="ro1">
          <table:table-cell/>
          <table:table-cell office:value-type="float" office:value="15.385" calcext:value-type="float">
            <text:p>15.385</text:p>
          </table:table-cell>
          <table:table-cell office:value-type="float" office:value="3886.447754" calcext:value-type="float">
            <text:p>3886.447754</text:p>
          </table:table-cell>
          <table:table-cell table:style-name="Default"/>
          <table:table-cell/>
          <table:table-cell office:value-type="float" office:value="11.894" calcext:value-type="float">
            <text:p>11.894</text:p>
          </table:table-cell>
          <table:table-cell office:value-type="float" office:value="5027.156738" calcext:value-type="float">
            <text:p>5027.156738</text:p>
          </table:table-cell>
          <table:table-cell table:style-name="Default"/>
          <table:table-cell/>
          <table:table-cell office:value-type="float" office:value="10.828" calcext:value-type="float">
            <text:p>10.828</text:p>
          </table:table-cell>
          <table:table-cell table:style-name="Default" office:value-type="float" office:value="5522.072266" calcext:value-type="float">
            <text:p>5522.072266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13:.B17])" office:value-type="float" office:value="76.834" calcext:value-type="float">
            <text:p>76.834</text:p>
          </table:table-cell>
          <table:table-cell table:formula="of:=SUM([.C13:.C17])" office:value-type="float" office:value="19455.278565" calcext:value-type="float">
            <text:p>19455.278565</text:p>
          </table:table-cell>
          <table:table-cell/>
          <table:table-cell office:value-type="string" calcext:value-type="string">
            <text:p>Sum </text:p>
          </table:table-cell>
          <table:table-cell table:formula="of:=SUM([.F13:.F17])" office:value-type="float" office:value="59.377" calcext:value-type="float">
            <text:p>59.377</text:p>
          </table:table-cell>
          <table:table-cell table:formula="of:=SUM([.G13:.G17])" office:value-type="float" office:value="25175.214356" calcext:value-type="float">
            <text:p>25175.214356</text:p>
          </table:table-cell>
          <table:table-cell/>
          <table:table-cell office:value-type="string" calcext:value-type="string">
            <text:p>Sum </text:p>
          </table:table-cell>
          <table:table-cell table:formula="of:=SUM([.J13:.J17])" office:value-type="float" office:value="54.042" calcext:value-type="float">
            <text:p>54.042</text:p>
          </table:table-cell>
          <table:table-cell table:formula="of:=SUM([.K13:.K17])" office:value-type="float" office:value="27660.52539" calcext:value-type="float">
            <text:p>27660.5253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18]/5" office:value-type="float" office:value="15.3668" calcext:value-type="float">
            <text:p>15.3668</text:p>
          </table:table-cell>
          <table:table-cell table:formula="of:=[.C18]/5" office:value-type="float" office:value="3891.055713" calcext:value-type="float">
            <text:p>3891.055713</text:p>
          </table:table-cell>
          <table:table-cell/>
          <table:table-cell office:value-type="string" calcext:value-type="string">
            <text:p>Avg</text:p>
          </table:table-cell>
          <table:table-cell table:formula="of:=[.F18]/5" office:value-type="float" office:value="11.8754" calcext:value-type="float">
            <text:p>11.8754</text:p>
          </table:table-cell>
          <table:table-cell table:formula="of:=[.G18]/5" office:value-type="float" office:value="5035.0428712" calcext:value-type="float">
            <text:p>5035.0428712</text:p>
          </table:table-cell>
          <table:table-cell/>
          <table:table-cell office:value-type="string" calcext:value-type="string">
            <text:p>Avg</text:p>
          </table:table-cell>
          <table:table-cell table:formula="of:=[.J18]/5" office:value-type="float" office:value="10.8084" calcext:value-type="float">
            <text:p>10.8084</text:p>
          </table:table-cell>
          <table:table-cell table:formula="of:=[.K18]/5" office:value-type="float" office:value="5532.105078" calcext:value-type="float">
            <text:p>5532.10507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8.969" calcext:value-type="float">
            <text:p>8.969</text:p>
          </table:table-cell>
          <table:table-cell office:value-type="float" office:value="6666.629395" calcext:value-type="float">
            <text:p>6666.629395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.53" calcext:value-type="float">
            <text:p>7.53</text:p>
          </table:table-cell>
          <table:table-cell office:value-type="float" office:value="7940.637207" calcext:value-type="float">
            <text:p>7940.63720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8.087" calcext:value-type="float">
            <text:p>8.087</text:p>
          </table:table-cell>
          <table:table-cell office:value-type="float" office:value="7393.718262" calcext:value-type="float">
            <text:p>7393.7182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643.666504" calcext:value-type="float">
            <text:p>6643.666504</text:p>
          </table:table-cell>
          <table:table-cell table:style-name="Default"/>
          <table:table-cell/>
          <table:table-cell office:value-type="float" office:value="7.567" calcext:value-type="float">
            <text:p>7.567</text:p>
          </table:table-cell>
          <table:table-cell office:value-type="float" office:value="7901.810547" calcext:value-type="float">
            <text:p>7901.810547</text:p>
          </table:table-cell>
          <table:table-cell table:style-name="Default"/>
          <table:table-cell/>
          <table:table-cell office:value-type="float" office:value="8.118" calcext:value-type="float">
            <text:p>8.118</text:p>
          </table:table-cell>
          <table:table-cell table:style-name="Default" office:value-type="float" office:value="7365.483887" calcext:value-type="float">
            <text:p>7365.483887</text:p>
          </table:table-cell>
        </table:table-row>
        <table:table-row table:style-name="ro1">
          <table:table-cell/>
          <table:table-cell office:value-type="float" office:value="9.007" calcext:value-type="float">
            <text:p>9.007</text:p>
          </table:table-cell>
          <table:table-cell office:value-type="float" office:value="6638.503418" calcext:value-type="float">
            <text:p>6638.503418</text:p>
          </table:table-cell>
          <table:table-cell table:style-name="Default"/>
          <table:table-cell/>
          <table:table-cell office:value-type="float" office:value="7.574" calcext:value-type="float">
            <text:p>7.574</text:p>
          </table:table-cell>
          <table:table-cell office:value-type="float" office:value="7894.507812" calcext:value-type="float">
            <text:p>7894.507812</text:p>
          </table:table-cell>
          <table:table-cell table:style-name="Default"/>
          <table:table-cell/>
          <table:table-cell office:value-type="float" office:value="8.125" calcext:value-type="float">
            <text:p>8.125</text:p>
          </table:table-cell>
          <table:table-cell table:style-name="Default" office:value-type="float" office:value="7359.138672" calcext:value-type="float">
            <text:p>7359.138672</text:p>
          </table:table-cell>
        </table:table-row>
        <table:table-row table:style-name="ro1">
          <table:table-cell/>
          <table:table-cell office:value-type="float" office:value="9.013" calcext:value-type="float">
            <text:p>9.013</text:p>
          </table:table-cell>
          <table:table-cell office:value-type="float" office:value="6634.084473" calcext:value-type="float">
            <text:p>6634.084473</text:p>
          </table:table-cell>
          <table:table-cell table:style-name="Default"/>
          <table:table-cell/>
          <table:table-cell office:value-type="float" office:value="7.58" calcext:value-type="float">
            <text:p>7.58</text:p>
          </table:table-cell>
          <table:table-cell office:value-type="float" office:value="7888.258789" calcext:value-type="float">
            <text:p>7888.258789</text:p>
          </table:table-cell>
          <table:table-cell table:style-name="Default"/>
          <table:table-cell/>
          <table:table-cell office:value-type="float" office:value="8.131" calcext:value-type="float">
            <text:p>8.131</text:p>
          </table:table-cell>
          <table:table-cell table:style-name="Default" office:value-type="float" office:value="7353.708496" calcext:value-type="float">
            <text:p>7353.708496</text:p>
          </table:table-cell>
        </table:table-row>
        <table:table-row table:style-name="ro1">
          <table:table-cell/>
          <table:table-cell office:value-type="float" office:value="9.019" calcext:value-type="float">
            <text:p>9.019</text:p>
          </table:table-cell>
          <table:table-cell office:value-type="float" office:value="6629.670898" calcext:value-type="float">
            <text:p>6629.670898</text:p>
          </table:table-cell>
          <table:table-cell table:style-name="Default"/>
          <table:table-cell/>
          <table:table-cell office:value-type="float" office:value="7.586" calcext:value-type="float">
            <text:p>7.586</text:p>
          </table:table-cell>
          <table:table-cell office:value-type="float" office:value="7882.019531" calcext:value-type="float">
            <text:p>7882.019531</text:p>
          </table:table-cell>
          <table:table-cell table:style-name="Default"/>
          <table:table-cell/>
          <table:table-cell office:value-type="float" office:value="8.137" calcext:value-type="float">
            <text:p>8.137</text:p>
          </table:table-cell>
          <table:table-cell table:style-name="Default" office:value-type="float" office:value="7348.285645" calcext:value-type="float">
            <text:p>7348.285645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23:.B27])" office:value-type="float" office:value="45.008" calcext:value-type="float">
            <text:p>45.008</text:p>
          </table:table-cell>
          <table:table-cell table:formula="of:=SUM([.C23:.C27])" office:value-type="float" office:value="33212.554688" calcext:value-type="float">
            <text:p>33212.554688</text:p>
          </table:table-cell>
          <table:table-cell/>
          <table:table-cell office:value-type="string" calcext:value-type="string">
            <text:p>Sum </text:p>
          </table:table-cell>
          <table:table-cell table:formula="of:=SUM([.F23:.F27])" office:value-type="float" office:value="37.837" calcext:value-type="float">
            <text:p>37.837</text:p>
          </table:table-cell>
          <table:table-cell table:formula="of:=SUM([.G23:.G27])" office:value-type="float" office:value="39507.233886" calcext:value-type="float">
            <text:p>39507.233886</text:p>
          </table:table-cell>
          <table:table-cell/>
          <table:table-cell office:value-type="string" calcext:value-type="string">
            <text:p>Sum </text:p>
          </table:table-cell>
          <table:table-cell table:formula="of:=SUM([.J23:.J27])" office:value-type="float" office:value="40.598" calcext:value-type="float">
            <text:p>40.598</text:p>
          </table:table-cell>
          <table:table-cell table:formula="of:=SUM([.K23:.K27])" office:value-type="float" office:value="36820.334962" calcext:value-type="float">
            <text:p>36820.33496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28]/5" office:value-type="float" office:value="9.0016" calcext:value-type="float">
            <text:p>9.0016</text:p>
          </table:table-cell>
          <table:table-cell table:formula="of:=[.C28]/5" office:value-type="float" office:value="6642.5109376" calcext:value-type="float">
            <text:p>6642.5109376</text:p>
          </table:table-cell>
          <table:table-cell/>
          <table:table-cell office:value-type="string" calcext:value-type="string">
            <text:p>Avg</text:p>
          </table:table-cell>
          <table:table-cell table:formula="of:=[.F28]/5" office:value-type="float" office:value="7.5674" calcext:value-type="float">
            <text:p>7.5674</text:p>
          </table:table-cell>
          <table:table-cell table:formula="of:=[.G28]/5" office:value-type="float" office:value="7901.4467772" calcext:value-type="float">
            <text:p>7901.4467772</text:p>
          </table:table-cell>
          <table:table-cell/>
          <table:table-cell office:value-type="string" calcext:value-type="string">
            <text:p>Avg</text:p>
          </table:table-cell>
          <table:table-cell table:formula="of:=[.J28]/5" office:value-type="float" office:value="8.1196" calcext:value-type="float">
            <text:p>8.1196</text:p>
          </table:table-cell>
          <table:table-cell table:formula="of:=[.K28]/5" office:value-type="float" office:value="7364.0669924" calcext:value-type="float">
            <text:p>7364.06699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963" calcext:value-type="float">
            <text:p>6.963</text:p>
          </table:table-cell>
          <table:table-cell office:value-type="float" office:value="8587.24707" calcext:value-type="float">
            <text:p>8587.247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01" calcext:value-type="float">
            <text:p>7.001</text:p>
          </table:table-cell>
          <table:table-cell office:value-type="float" office:value="8540.636719" calcext:value-type="float">
            <text:p>8540.636719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7.012" calcext:value-type="float">
            <text:p>7.012</text:p>
          </table:table-cell>
          <table:table-cell office:value-type="float" office:value="8527.239258" calcext:value-type="float">
            <text:p>8527.239258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7.021" calcext:value-type="float">
            <text:p>7.021</text:p>
          </table:table-cell>
          <table:table-cell office:value-type="float" office:value="8516.308594" calcext:value-type="float">
            <text:p>8516.308594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7.031" calcext:value-type="float">
            <text:p>7.031</text:p>
          </table:table-cell>
          <table:table-cell office:value-type="float" office:value="8504.195312" calcext:value-type="float">
            <text:p>8504.19531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33:.B37])" office:value-type="float" office:value="35.028" calcext:value-type="float">
            <text:p>35.028</text:p>
          </table:table-cell>
          <table:table-cell table:formula="of:=SUM([.C33:.C37])" office:value-type="float" office:value="42675.626953" calcext:value-type="float">
            <text:p>42675.626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formula="of:=[.B38]/5" office:value-type="float" office:value="7.0056" calcext:value-type="float">
            <text:p>7.0056</text:p>
          </table:table-cell>
          <table:table-cell table:formula="of:=[.C38]/5" office:value-type="float" office:value="8535.1253906" calcext:value-type="float">
            <text:p>8535.12539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NG </meta:initial-creator>
    <meta:creation-date>2018-03-28T14:02:32.880386855</meta:creation-date>
    <dc:date>2018-03-28T14:43:42.426485344</dc:date>
    <dc:creator>AUNG </dc:creator>
    <meta:editing-duration>PT10M29S</meta:editing-duration>
    <meta:editing-cycles>1</meta:editing-cycles>
    <meta:document-statistic meta:table-count="2" meta:cell-count="362" meta:object-count="0"/>
    <meta:generator>LibreOffice/4.3.7.2$Linux_X86_64 LibreOffice_project/430$Build-2</meta:generator>
  </office:meta>
</office:document-meta>
</file>